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hero AI Notes</text:p>
      <text:p text:style-name="Standard"/>
      <text:p text:style-name="Standard">An Event might be a bad idea. To have something labeled as an event is to anchor it to reality outside its mind. An event is really a series of states. It is the comparison of states that determine how an event is defined. A mind takes in many states then creates its reality based on that determin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hua Frank</meta:initial-creator>
    <meta:creation-date>2014-10-21T19:44:31.81</meta:creation-date>
    <meta:document-statistic meta:table-count="0" meta:image-count="0" meta:object-count="0" meta:page-count="1" meta:paragraph-count="2" meta:word-count="61" meta:character-count="319"/>
    <dc:date>2014-10-21T19:50:10.06</dc:date>
    <dc:creator>Joshua Frank</dc:creator>
    <meta:editing-duration>PT5M38S</meta:editing-duration>
    <meta:editing-cycles>1</meta:editing-cycles>
    <meta:generator>OpenOffice/4.1.0$Win32 OpenOffice.org_project/410m18$Build-9764</meta:generator>
  </office:meta>
</office:document-meta>
</file>